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text-properties style:font-name="Arial" fo:language="es" fo:country="UY" style:language-complex="ar" style:country-complex="SA"/>
    </style:style>
    <style:style style:name="P3" style:family="paragraph" style:parent-style-name="Standard">
      <style:text-properties style:font-name="Arial" fo:language="es" fo:country="UY" fo:font-weight="bold" style:font-weight-asian="bold" style:language-complex="ar" style:country-complex="SA" style:font-weight-complex="bold"/>
    </style:style>
    <style:style style:name="P4" style:family="paragraph" style:parent-style-name="Standard">
      <style:text-properties style:font-name="Arial" fo:language="es" fo:country="UY" fo:font-weight="bold" style:font-name-asian="Arial" style:font-weight-asian="bold" style:language-complex="ar" style:country-complex="SA" style:font-weight-complex="bold"/>
    </style:style>
    <style:style style:name="P5" style:family="paragraph" style:parent-style-name="Standard">
      <style:text-properties fo:language="es" fo:country="UY" style:language-complex="ar" style:country-complex="SA"/>
    </style:style>
    <style:style style:name="P6"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P7"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8"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9"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10"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1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12"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UY" style:language-complex="ar" style:country-complex="SA"/>
    </style:style>
    <style:style style:name="P13"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1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bold" style:font-name-asian="Arial" style:font-weight-asian="bold" style:language-complex="ar" style:country-complex="SA" style:font-weight-complex="bold"/>
    </style:style>
    <style:style style:name="P1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style:language-complex="ar" style:country-complex="SA"/>
    </style:style>
    <style:style style:name="P1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17"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18" style:family="paragraph" style:parent-style-name="Footnote">
      <style:text-properties fo:font-size="10pt" fo:language="es" fo:country="UY" style:font-size-asian="10pt" style:font-size-complex="10pt" style:language-complex="ar" style:country-complex="SA"/>
    </style:style>
    <style:style style:name="P19"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20"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21"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22"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23" style:family="paragraph" style:parent-style-name="Standard" style:list-style-name="L1">
      <style:paragraph-properties fo:line-height="100%" fo:text-align="justify" style:justify-single-word="false">
        <style:tab-stops/>
      </style:paragraph-properties>
      <style:text-properties style:font-name="Arial" fo:language="es" fo:country="UY" style:language-complex="ar" style:country-complex="SA"/>
    </style:style>
    <style:style style:name="P24" style:family="paragraph" style:parent-style-name="Standard" style:list-style-name="L2">
      <style:paragraph-properties fo:line-height="100%" fo:text-align="justify" style:justify-single-word="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25" style:family="paragraph" style:parent-style-name="Standard" style:list-style-name="L2">
      <style:paragraph-properties fo:line-height="100%" fo:text-align="justify" style:justify-single-word="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26" style:family="paragraph" style:parent-style-name="Standard" style:list-style-name="L3">
      <style:text-properties style:font-name="Arial"/>
    </style:style>
    <style:style style:name="P27" style:family="paragraph" style:parent-style-name="Standard" style:list-style-name="L5">
      <style:text-properties style:font-name="Arial"/>
    </style:style>
    <style:style style:name="P28" style:family="paragraph" style:parent-style-name="Standard" style:list-style-name="L2">
      <style:paragraph-properties fo:line-height="100%" fo:text-align="justify" style:justify-single-word="false">
        <style:tab-stops/>
      </style:paragraph-properties>
      <style:text-properties fo:color="#000000" style:font-name="Arial"/>
    </style:style>
    <style:style style:name="P29" style:family="paragraph" style:parent-style-name="Standard">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0" style:family="paragraph" style:parent-style-name="Standard" style:list-style-name="L2">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1" style:family="paragraph" style:parent-style-name="Standard" style:list-style-name="L5">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2" style:family="paragraph" style:parent-style-name="Standard" style:list-style-name="L2">
      <style:paragraph-properties fo:line-height="100%">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33" style:family="paragraph" style:parent-style-name="Standard" style:list-style-name="L2">
      <style:paragraph-properties fo:line-height="100%"/>
      <style:text-properties fo:color="#000000" style:font-name="Arial" fo:language="es" fo:country="UY" style:language-complex="ar" style:country-complex="SA"/>
    </style:style>
    <style:style style:name="P34" style:family="paragraph" style:parent-style-name="Standard" style:list-style-name="L2">
      <style:paragraph-properties fo:line-height="100%" fo:text-align="justify" style:justify-single-word="false">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35" style:family="paragraph" style:parent-style-name="Standard" style:list-style-name="L2">
      <style:paragraph-properties fo:line-height="100%" fo:text-align="justify" style:justify-single-word="false">
        <style:tab-stops>
          <style:tab-stop style:position="1.27cm"/>
          <style:tab-stop style:position="1.397cm"/>
        </style:tab-stops>
      </style:paragraph-properties>
      <style:text-properties fo:color="#000000" style:font-name="Arial" fo:language="es" fo:country="ES" style:language-complex="ar" style:country-complex="SA"/>
    </style:style>
    <style:style style:name="P36" style:family="paragraph" style:parent-style-name="Standard" style:list-style-name="L2">
      <style:paragraph-properties fo:line-height="100%" fo:text-align="justify" style:justify-single-word="false">
        <style:tab-stops/>
      </style:paragraph-properties>
    </style:style>
    <style:style style:name="P37" style:family="paragraph" style:parent-style-name="Standard" style:list-style-name="L3"/>
    <style:style style:name="P38" style:family="paragraph" style:parent-style-name="Standard">
      <style:text-properties fo:language="es" fo:country="UY" style:language-complex="ar" style:country-complex="SA"/>
    </style:style>
    <style:style style:name="P39"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40"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4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42"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4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4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45" style:family="paragraph" style:parent-style-name="Standard" style:list-style-name="WW8Num6">
      <style:paragraph-properties fo:margin-left="1.27cm" fo:margin-right="0cm" fo:text-align="start" style:justify-single-word="false" fo:text-indent="-0.635cm" style:auto-text-indent="false"/>
      <style:text-properties style:font-name="Arial" fo:language="es" fo:country="UY" style:language-complex="ar" style:country-complex="SA"/>
    </style:style>
    <style:style style:name="P46"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47" style:family="paragraph" style:parent-style-name="Standard">
      <style:paragraph-properties fo:margin-left="0cm" fo:margin-right="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48" style:family="paragraph" style:parent-style-name="Standard" style:list-style-name="L2">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49" style:family="paragraph" style:parent-style-name="Standard">
      <style:paragraph-properties fo:margin-left="0cm" fo:margin-right="0cm" fo:line-height="100%" fo:text-indent="0cm" style:auto-text-indent="false"/>
      <style:text-properties fo:language="es" fo:country="UY" style:font-name-asian="Arial" style:language-complex="ar" style:country-complex="SA"/>
    </style:style>
    <style:style style:name="P50" style:family="paragraph" style:parent-style-name="Standard">
      <style:paragraph-properties fo:margin-left="1.27cm" fo:margin-right="0cm" fo:text-indent="0cm" style:auto-text-indent="false"/>
      <style:text-properties fo:language="es" fo:country="UY" style:language-complex="ar" style:country-complex="SA"/>
    </style:style>
    <style:style style:name="P51" style:family="paragraph" style:parent-style-name="Footnote">
      <style:text-properties style:font-name="Arial" fo:font-size="9pt" fo:language="es" fo:country="ES" style:font-name-asian="Arial" style:font-size-asian="9pt" style:font-name-complex="Arial"/>
    </style:style>
    <style:style style:name="T1" style:family="text">
      <style:text-properties style:font-name="Arial" fo:language="es" fo:country="UY" style:language-complex="ar" style:country-complex="SA"/>
    </style:style>
    <style:style style:name="T2" style:family="text">
      <style:text-properties style:font-name="Arial" fo:language="es" fo:country="UY" fo:font-weight="normal" style:font-name-asian="Arial" style:font-weight-asian="normal" style:language-complex="ar" style:country-complex="SA" style:font-weight-complex="normal"/>
    </style:style>
    <style:style style:name="T3" style:family="text">
      <style:text-properties style:font-name="Arial" fo:language="es" fo:country="UY" style:font-name-asian="Arial" style:language-complex="ar" style:country-complex="SA"/>
    </style:style>
    <style:style style:name="T4" style:family="text">
      <style:text-properties style:font-name="Arial" fo:language="es" fo:country="ES" fo:font-weight="normal" style:font-name-asian="Arial" style:font-weight-asian="normal" style:language-complex="ar" style:country-complex="SA" style:font-weight-complex="normal"/>
    </style:style>
    <style:style style:name="T5" style:family="text">
      <style:text-properties style:font-name="Arial" style:font-name-asian="Arial" style:font-name-complex="Arial"/>
    </style:style>
    <style:style style:name="T6" style:family="text">
      <style:text-properties style:font-name="Arial" style:font-name-complex="Arial"/>
    </style:style>
    <style:style style:name="T7" style:family="text">
      <style:text-properties style:font-name="Arial" fo:font-size="9pt" fo:language="es" fo:country="UY" style:font-size-asian="9pt" style:font-name-complex="Arial" style:font-size-complex="9pt" style:language-complex="ar" style:country-complex="SA"/>
    </style:style>
    <style:style style:name="T8" style:family="text">
      <style:text-properties style:font-name="Arial" fo:font-size="9pt" fo:language="es" fo:country="UY" style:font-name-asian="Arial" style:font-size-asian="9pt" style:font-name-complex="Arial" style:font-size-complex="9pt" style:language-complex="ar" style:country-complex="SA"/>
    </style:style>
    <style:style style:name="T9" style:family="text">
      <style:text-properties style:font-name="Arial" fo:font-size="9pt" style:font-size-asian="9pt" style:font-name-complex="Arial" style:font-size-complex="9pt"/>
    </style:style>
    <style:style style:name="T10" style:family="text">
      <style:text-properties style:font-name="Arial" fo:font-size="9pt" style:font-name-asian="Arial" style:font-size-asian="9pt" style:font-name-complex="Arial" style:font-size-complex="9pt"/>
    </style:style>
    <style:style style:name="T11" style:family="text">
      <style:text-properties style:use-window-font-color="true" style:font-name="Arial" fo:language="es" fo:country="UY" style:language-complex="ar" style:country-complex="SA"/>
    </style:style>
    <style:style style:name="T12" style:family="text">
      <style:text-properties fo:color="#000000" style:font-name="Arial" fo:language="es" fo:country="UY" style:language-complex="ar" style:country-complex="SA"/>
    </style:style>
    <style:style style:name="T13" style:family="text">
      <style:text-properties fo:color="#000000" style:font-name="Arial" fo:language="es" fo:country="UY" fo:font-weight="normal" style:font-name-asian="Arial" style:font-weight-asian="normal" style:language-complex="ar" style:country-complex="SA" style:font-weight-complex="normal"/>
    </style:style>
    <style:style style:name="T14" style:family="text">
      <style:text-properties fo:color="#000000" fo:font-weight="normal" style:font-name-asian="Arial" style:font-weight-asian="normal" style:font-weight-complex="normal"/>
    </style:style>
    <style:style style:name="T15"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16" style:family="text">
      <style:text-properties fo:color="#000000" fo:font-style="normal" fo:font-weight="normal" style:font-name-asian="Arial" style:font-style-asian="normal" style:font-weight-asian="normal" style:font-style-complex="normal" style:font-weight-complex="normal"/>
    </style:style>
    <style:style style:name="T17" style:family="text">
      <style:text-properties style:font-name-asian="Arial"/>
    </style:style>
    <style:style style:name="T18" style:family="text">
      <style:text-properties fo:language="es" fo:country="UY"/>
    </style:style>
    <style:style style:name="T19" style:family="text">
      <style:text-properties fo:language="es" fo:country="UY" fo:font-weight="normal" style:font-name-asian="Arial" style:font-weight-asian="normal" style:language-complex="ar" style:country-complex="SA" style:font-weight-complex="normal"/>
    </style:style>
    <style:style style:name="T20" style:family="text">
      <style:text-properties fo:language="es" fo:country="UY" fo:font-weight="normal" style:font-name-asian="Arial" style:font-weight-asian="normal" style:font-weight-complex="normal"/>
    </style:style>
    <style:style style:name="T21" style:family="text">
      <style:text-properties fo:language="es" fo:country="UY" style:language-complex="ar" style:country-complex="SA"/>
    </style:style>
    <style:style style:name="T22" style:family="text">
      <style:text-properties fo:language="es" fo:country="UY" style:font-name-asian="Arial" style:language-complex="ar" style:country-complex="SA"/>
    </style:style>
    <style:style style:name="T23" style:family="text">
      <style:text-properties fo:font-weight="normal" style:font-name-asian="Arial" style:font-weight-asian="normal" style:font-weight-complex="normal"/>
    </style:style>
    <style:style style:name="T24" style:family="text">
      <style:text-properties fo:language="es" fo:country="ES" fo:font-weight="normal" style:font-name-asian="Arial" style:font-weight-asian="normal" style:language-complex="ar" style:country-complex="SA" style:font-weight-complex="normal"/>
    </style:style>
    <style:style style:name="T25" style:family="text">
      <style:text-properties style:text-position="super 58%"/>
    </style:style>
    <style:style style:name="T26" style:family="text">
      <style:text-properties style:text-position="super 58%" style:font-name="Arial" fo:language="es" fo:country="UY" style:language-complex="ar" style:country-complex="SA"/>
    </style:style>
    <style:style style:name="T27" style:family="text">
      <style:text-properties fo:font-size="9pt" style:font-size-asian="9pt" style:font-size-complex="9pt"/>
    </style:style>
    <style:style style:name="T28" style:family="text">
      <style:text-properties fo:font-size="9pt" style:font-name-asian="Arial" style:font-size-asian="9pt" style:font-size-complex="9pt"/>
    </style:style>
    <style:style style:name="T29" style:family="text">
      <style:text-properties fo:language="de" fo:country="DE"/>
    </style:style>
    <style:style style:name="T30" style:family="text">
      <style:text-properties fo:font-weight="bold" style:font-weight-asian="bold" style:font-weight-complex="bold"/>
    </style:style>
    <style:style style:name="T31" style:family="text">
      <style:text-properties fo:font-weight="bold" style:font-name-asian="Arial"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style:font-name-asian="Ari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Zeichenformat" style:num-prefix=" "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ción de Requerimientos</text:p>
      <text:p text:style-name="P1"/>
      <text:p text:style-name="P8">Desde el inicio el objetivo fundamental del proyecto fue el desarrollo de un producto de software para la facilitación del estudio e investigación del comportamiento de los acuiferos, con énfasis en los tipos de acuiferos existentes en nuestro país.</text:p>
      <text:p text:style-name="P8"/>
      <text:p text:style-name="P8">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p>
      <text:p text:style-name="P8"/>
      <text:p text:style-name="P8">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8"/>
      <text:p text:style-name="P12">[Teniendo en cuenta esta situación, resulta lógico establecer la entrega de prototipos y entrevistas virtuales, como puntos de inflexión en la evolución de los conjuntos de requerimientos. Esto repite lo anterior seria mejor poner]</text:p>
      <text:p text:style-name="P8"/>
      <text:p text:style-name="P8">Lo anteriormente mencionado fue el determinante en la evolución de los requerimientos.</text:p>
      <text:p text:style-name="P8"/>
      <text:p text:style-name="P6"><text:span text:style-name="T1">Como principio nuestra tutora Carla Forni nos presentó un documento impreso</text:span><text:span text:style-name="T1"><text:note text:id="ftn1" text:note-class="footnote"><text:note-citation>1</text:note-citation><text:note-body><text:p text:style-name="Footnote">Propuesta de proyecto.</text:p></text:note-body></text:note></text:span><text:span text:style-name="T1"> bajo el título: “Desarrollo de un programa de interpretación de ensayos de bombeo en un acuifero” el cual nos daba las primeras pautas en cuanto a los objetivos y requerimientos. <text:s text:c="2"/>A continuación la lista de requerimientos inicial:</text:span></text:p>
      <text:p text:style-name="P8"/>
      <text:list xml:id="list29615316" text:style-name="L1">
        <text:list-item>
          <text:p text:style-name="P23">Crear proyecto.</text:p>
        </text:list-item>
        <text:list-item>
          <text:p text:style-name="P23">Ingreso de dimensiones del dominio a representar.</text:p>
        </text:list-item>
        <text:list-item>
          <text:p text:style-name="P23">Selección de método solución, e ingreso de parámetros asociados al método.</text:p>
        </text:list-item>
        <text:list-item>
          <text:p text:style-name="P23">Creación del dominio.</text:p>
        </text:list-item>
        <text:list-item>
          <text:p text:style-name="P23">Ingreso o exportación de caudal bombeado.</text:p>
        </text:list-item>
        <text:list-item>
          <text:p text:style-name="P23">Ingreso o exportación de observaciones.</text:p>
        </text:list-item>
        <text:list-item>
          <text:p text:style-name="P23"><text:bookmark-start text:name="__DdeLink__33271_317611725"/>Ingreso gráfico o mediante datos de puntos en el dominio.</text:p>
        </text:list-item>
        <text:list-item>
          <text:p text:style-name="P23">Asociación de datos a puntos en el dominio.<text:bookmark-end text:name="__DdeLink__33271_317611725"/></text:p>
        </text:list-item>
        <text:list-item>
          <text:p text:style-name="P23">Ingreso gráfico o mediante datos de rectas en el dominio.</text:p>
        </text:list-item>
        <text:list-item>
          <text:p text:style-name="P23">Asociación de datos a una recta en el dominio.</text:p>
        </text:list-item>
        <text:list-item>
          <text:p text:style-name="P23">Selección de algoritmo de optimización.</text:p>
        </text:list-item>
        <text:list-item>
          <text:p text:style-name="P23">Visualización de resultados.</text:p>
        </text:list-item>
        <text:list-item>
          <text:p text:style-name="P23">Generación de animaciónes.</text:p>
        </text:list-item>
        <text:list-item>
          <text:p text:style-name="P23">Generación de gráficos 2D.</text:p>
        </text:list-item>
        <text:list-item>
          <text:p text:style-name="P23">Creación de base de datos para manipulación de datos de campo y simulación.</text:p>
        </text:list-item>
      </text:list>
      <text:p text:style-name="P8"/>
      <text:p text:style-name="P6"><text:span text:style-name="T1">En suma, se debía crear mediante interfaz gráfica, un nuevo proyecto con determinadas dimensiones para un dominio sobre el cual se pudiesen 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text:span><text:soft-page-break/><text:span text:style-name="T1">un método de optimización y un algoritmo de optimización para posteriormente ver gráficas y animaciones resultantes del analisis de los datos. </text:span><text:span text:style-name="T11">En principio los datos de campo y de simulación generados debían de ser almacenados en un medio persistente.</text:span></text:p>
      <text:p text:style-name="P7"/>
      <text:p text:style-name="P6"><text:span text:style-name="T12">El día Jueves 22 d</text:span><text:span text:style-name="T1">e Noviembre del 2011 se llevó a cabo la primera reunión entre las partes interesadas, en nuestra ciudad Paysandú, la cual fue decisiva como manera de esclarecer el <text:s/>problema y <text:s/>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span></text:p>
      <text:p text:style-name="P8"/>
      <text:p text:style-name="P8">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8"/>
      <text:p text:style-name="P8">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8"/>
      <text:p text:style-name="P8">A partir de esta reunión la identificación de requerimientos fue tomando una forma más específica, reconociéndose los siguientes, y sus funcionalidades.</text:p>
      <text:p text:style-name="P8"/>
      <text:list xml:id="list29622697" text:style-name="L2">
        <text:list-item>
          <text:p text:style-name="P28"><text:span text:style-name="T21">Creación de un nuevo proyecto</text:span><text:span text:style-name="T19">, consistiendo en ingresar el alto y ancho del dominio sobre el cual se va a trabajar. </text:span><text:span text:style-name="T24">Además se deben ingresan los parámetros principales que tendrá el dominio como por ejemplo, los valores para S y T.</text:span></text:p>
          <text:p text:style-name="P30"/>
        </text:list-item>
        <text:list-item>
          <text:p text:style-name="P35"><text:span text:style-name="T19">Seleccionar</text:span><text:span text:style-name="T20"> </text:span><text:span text:style-name="T19">el</text:span><text:span text:style-name="T20"> </text:span><text:span text:style-name="T19">Método</text:span><text:span text:style-name="T20"> </text:span><text:span text:style-name="T19">de</text:span><text:span text:style-name="T20"> </text:span><text:span text:style-name="T19">solución.</text:span></text:p>
        </text:list-item>
      </text:list>
      <text:p text:style-name="P13"/>
      <text:list xml:id="list32581122" text:continue-numbering="true" text:style-name="L2">
        <text:list-item>
          <text:p text:style-name="P30">Definir dominio. Se genera un plano en dos dimensiones donde se irán ingresando y modificando los pozos y barreras. Esto podría ser hecho mediante coordenadas y con la interacción gráfica. Los elementos geométricos que se deben utilizar son planos, rectas y puntos. </text:p>
        </text:list-item>
      </text:list>
      <text:p text:style-name="P29"/>
      <text:list xml:id="list32595385" text:continue-numbering="true" text:style-name="L2">
        <text:list-item>
          <text:p text:style-name="P32">Definir<text:span text:style-name="T17"> </text:span>los<text:span text:style-name="T17"> </text:span>pozos<text:span text:style-name="T17"> </text:span>de<text:span text:style-name="T17"> </text:span>bombeo.<text:span text:style-name="T17"> </text:span>Cada<text:span text:style-name="T17"> </text:span>pozo<text:span text:style-name="T17"> </text:span>tendría<text:span text:style-name="T17"> </text:span>asociada<text:span text:style-name="T17"> </text:span>una<text:span text:style-name="T17"> </text:span>colección<text:span text:style-name="T17"> </text:span>de<text:span text:style-name="T17"> </text:span>quíntuplas<text:span text:style-name="T17"> </text:span>de<text:span text:style-name="T17"> </text:span>datos<text:span text:style-name="T17"> </text:span>de<text:span text:style-name="T17"> </text:span>la<text:span text:style-name="T17"> </text:span>forma<text:span text:style-name="T17"> </text:span>(x,y,Q,ti,tf)<text:span text:style-name="T17"> </text:span>donde<text:span text:style-name="T17"> </text:span>x,y<text:span text:style-name="T17"> </text:span>indica<text:span text:style-name="T17"> </text:span>la<text:span text:style-name="T17"> </text:span>posición,<text:span text:style-name="T17"> </text:span>Q<text:span text:style-name="T17"> </text:span>es<text:span text:style-name="T17"> </text:span>el<text:span text:style-name="T17"> </text:span>caudal<text:span text:style-name="T17"> </text:span>y<text:span text:style-name="T17"> </text:span>ti,tf<text:span text:style-name="T17"> </text:span>son<text:span text:style-name="T17"> </text:span>los<text:span text:style-name="T17"> </text:span>tiempos<text:span text:style-name="T17"> </text:span>inicial<text:span text:style-name="T17"> </text:span>y<text:span text:style-name="T17"> </text:span>final.</text:p>
          <text:p text:style-name="P33"/>
        </text:list-item>
        <text:list-item>
          <text:p text:style-name="P32">Definir<text:span text:style-name="T17"> </text:span>los<text:span text:style-name="T17"> </text:span>pozos<text:span text:style-name="T17"> </text:span>de<text:span text:style-name="T17"> </text:span>observación.</text:p>
          <text:p text:style-name="P33"/>
        </text:list-item>
        <text:list-item>
          <text:p text:style-name="P34"><text:span text:style-name="T19">Definir</text:span><text:span text:style-name="T23"> </text:span><text:span text:style-name="T19">las</text:span><text:span text:style-name="T23"> </text:span><text:span text:style-name="T19">barreras</text:span><text:span text:style-name="T23"> </text:span><text:span text:style-name="T19">del</text:span><text:span text:style-name="T23"> </text:span><text:span text:style-name="T19">dominio.</text:span></text:p>
          <text:p text:style-name="P30"/>
        </text:list-item>
        <text:list-item>
          <text:p text:style-name="P30">Ingresar o importar caudales de bombeo, consiste en el ingreso manual, o mediante ficheros con cierta estructura, de datos asociados al caudal bombeado en determinado pozo.</text:p>
        </text:list-item>
      </text:list>
      <text:p text:style-name="P13"/>
      <text:list xml:id="list32567520" text:continue-numbering="true" text:style-name="L2">
        <text:list-item>
          <text:p text:style-name="P28"><text:span text:style-name="T19">Ingresar o importar observaciones de ensayo, consiste en el ingreso manual, o </text:span><text:soft-page-break/><text:span text:style-name="T19">mediante ficheros con cierta estructura, de datos asociados las observaciones hechas determinado pozo.</text:span></text:p>
        </text:list-item>
      </text:list>
      <text:p text:style-name="P15"/>
      <text:list xml:id="list32588536" text:continue-numbering="true" text:style-name="L2">
        <text:list-item>
          <text:p text:style-name="P30">Asociar datos a pozos de observación, consiste en la tarea de asociar datos de observación a dichos pozos.</text:p>
          <text:p text:style-name="P30"/>
        </text:list-item>
        <text:list-item>
          <text:p text:style-name="P30">Asociar datos a pozos de bombeo, consiste en la tarea de asociarles datos de bombeo a dichos pozos. </text:p>
        </text:list-item>
      </text:list>
      <text:p text:style-name="P9"/>
      <text:list xml:id="list32586426" text:continue-numbering="true" text:style-name="L2">
        <text:list-item>
          <text:p text:style-name="P36"><text:span text:style-name="T13">Visualización de resultados y animación. Luego de la aplicacion del método solución a través de los datos y los parámetros ingresados al momento de la creación del proyecto se representarán diferentes gráficas en dos y tres dimensiones. Las mismas deberan poder ser pausadas, rebobinadas, exportadas, y aumentada su velocidad de reproducción. El sistema debe permitir simular la variación del nivel del agua (nivel piezométrico) </text:span><text:span text:style-name="T15">[</text:span><text:span text:style-name="T15"><text:note text:id="ftn2" text:note-class="footnote"><text:note-citation>2</text:note-citation><text:note-body><text:p text:style-name="Footnote"><text:span text:style-name="T5"><text:s/></text:span><text:span text:style-name="T6">Ver</text:span><text:span text:style-name="T5"> </text:span><text:span text:style-name="T6">el</text:span><text:span text:style-name="T5"> </text:span><text:span text:style-name="T6">capítulo</text:span><text:span text:style-name="T5"> “C</text:span><text:span text:style-name="T6">onceptos</text:span><text:span text:style-name="T5"> </text:span><text:span text:style-name="T6">generales</text:span><text:span text:style-name="T5"> </text:span><text:span text:style-name="T6">sobre</text:span><text:span text:style-name="T5"> </text:span><text:span text:style-name="T6">acuíferos”</text:span><text:span text:style-name="T5"> </text:span><text:span text:style-name="T6">del</text:span><text:span text:style-name="T5"> </text:span><text:span text:style-name="T6">documento</text:span><text:span text:style-name="T5"> “</text:span><text:span text:style-name="T6">Estado</text:span><text:span text:style-name="T5"> </text:span><text:span text:style-name="T6">del</text:span><text:span text:style-name="T5"> </text:span><text:span text:style-name="T6">Arte”</text:span></text:p></text:note-body></text:note></text:span><text:span text:style-name="Footnote_20_Symbol"><text:span text:style-name="T13">]</text:span></text:span><text:span text:style-name="T13"> para escenarios genéricos utilizando las diversas soluciones existentes. Los resultados a visualizar serán superficies equipotenciales en el plano similar a las curvas de nivel </text:span><text:span text:style-name="T15">[</text:span><text:span text:style-name="Footnote_20_Symbol"><text:span text:style-name="T13"><text:note text:id="ftn3" text:note-class="footnote"><text:note-citation>3</text:note-citation><text:note-body><text:p text:style-name="Footnote"><text:span text:style-name="T5"><text:s/></text:span><text:span text:style-name="T6">Ver</text:span><text:span text:style-name="T5"> </text:span><text:span text:style-name="T6">la</text:span><text:span text:style-name="T5"> </text:span><text:span text:style-name="T6">sección</text:span><text:span text:style-name="T5"> “</text:span><text:span text:style-name="T6">Curvas</text:span><text:span text:style-name="T5"> </text:span><text:span text:style-name="T6">de</text:span><text:span text:style-name="T5"> </text:span><text:span text:style-name="T6">Nivel”</text:span><text:span text:style-name="T5"> </text:span><text:span text:style-name="T6">del</text:span><text:span text:style-name="T5"> </text:span><text:span text:style-name="T6">documento</text:span><text:span text:style-name="T5"> “</text:span><text:span text:style-name="T6">Estado</text:span><text:span text:style-name="T5"> </text:span><text:span text:style-name="T6">del</text:span><text:span text:style-name="T5"> </text:span><text:span text:style-name="T6">Arte”</text:span></text:p></text:note-body></text:note></text:span></text:span><text:span text:style-name="Footnote_20_Symbol"><text:span text:style-name="T13">]</text:span></text:span><text:span text:style-name="T13">. Se deberán graficar curvas de nivel que representen los niveles de descenso (h) producidos en todo el dominio. </text:span></text:p>
          <text:p text:style-name="P24"/>
        </text:list-item>
        <text:list-item>
          <text:p text:style-name="P36"><text:span text:style-name="T2">Visualizar gráfica de optimización, se generará una gráfica a partir </text:span><text:span text:style-name="T4">de las función objetivo de optimización en función de parámetros del problema y de las observaciones.</text:span></text:p>
          <text:p text:style-name="P25"/>
        </text:list-item>
      </text:list>
      <text:p text:style-name="P17">El 26 del Setiembre, se le solicitó al cliente que nos indicara cuales serían los datos de entrada que manejaría la aplicación. </text:p>
      <text:p text:style-name="P11"/>
      <text:p text:style-name="P16">En esta ocasión nos envía un archivo que nos fue útil para determinar el formato y el tipo que el usuario ingresaría al sistema para proporcionar los caudales y las observaciones a utilizar. Llegamos a la conclusión de que el sistema debía manipular internamente el resultado de aplicación de un método de solución en una estructura similar a un matriz.</text:p>
      <text:p text:style-name="P16"/>
      <text:p text:style-name="P17">En un nueva entrevista con nuestro cliente el día 4 de Noviembre, en una etapa temprana del análisis, recejemos la siguiente información.</text:p>
      <text:p text:style-name="P16"/>
      <text:p text:style-name="P19">En el analisis de ensayos de bombeo <text:span text:style-name="T25">[</text:span><text:span text:style-name="T25"><text:note text:id="ftn4" text:note-class="footnote"><text:note-citation>4</text:note-citation><text:note-body><text:p text:style-name="Footnote"><text:s/><text:span text:style-name="T27">Véase la sección Análisis de ensayos de bombeo del </text:span><text:span text:style-name="T7">capítulo</text:span><text:span text:style-name="T8"> “C</text:span><text:span text:style-name="T7">onceptos</text:span><text:span text:style-name="T8"> </text:span><text:span text:style-name="T7">generales</text:span><text:span text:style-name="T8"> </text:span><text:span text:style-name="T7">sobre</text:span><text:span text:style-name="T8"> </text:span><text:span text:style-name="T7">acuíferos”</text:span><text:span text:style-name="T8"> </text:span><text:span text:style-name="T7">del</text:span><text:span text:style-name="T8"> </text:span><text:span text:style-name="T7">documento</text:span><text:span text:style-name="T8"> “</text:span><text:span text:style-name="T7">Estado</text:span><text:span text:style-name="T8"> </text:span><text:span text:style-name="T7">del</text:span><text:span text:style-name="T8"> </text:span><text:span text:style-name="T7">Arte”.</text:span></text:p></text:note-body></text:note></text:span><text:span text:style-name="T25">]</text:span>, existen diversos métodos de solución analíticos o numéricos que permiten predecir la variación del nivel piezométrico <text:span text:style-name="T29">e</text:span>n función del caudal extraído y los parámetros del acuífero. </text:p>
      <text:p text:style-name="P19"/>
      <text:p text:style-name="P21"><text:span text:style-name="T13">Se consideró como primer metodo de solucion al Theis </text:span><text:span text:style-name="T15">[</text:span><text:span text:style-name="Footnote_20_Symbol"><text:span text:style-name="T13"><text:note text:id="ftn5" text:note-class="footnote"><text:note-citation>5</text:note-citation><text:note-body><text:p text:style-name="P18"><text:span text:style-name="T5"><text:s/></text:span><text:span text:style-name="T9">Ver</text:span><text:span text:style-name="T10"> </text:span><text:span text:style-name="T9">la</text:span><text:span text:style-name="T10"> </text:span><text:span text:style-name="T9">sección</text:span><text:span text:style-name="T10"> </text:span><text:span text:style-name="T9">Método</text:span><text:span text:style-name="T10"> </text:span><text:span text:style-name="T9">Theis,</text:span><text:span text:style-name="T10"> </text:span><text:span text:style-name="T9">del</text:span><text:span text:style-name="T10"> </text:span><text:span text:style-name="T9">capítulo</text:span><text:span text:style-name="T10"> “C</text:span><text:span text:style-name="T9">onceptos</text:span><text:span text:style-name="T10"> </text:span><text:span text:style-name="T9">generales</text:span><text:span text:style-name="T10"> </text:span><text:span text:style-name="T9">sobre</text:span><text:span text:style-name="T10"> </text:span><text:span text:style-name="T9">acuíferos”</text:span><text:span text:style-name="T10"> </text:span><text:span text:style-name="T9">del</text:span><text:span text:style-name="T10"> </text:span><text:span text:style-name="T9">documento</text:span><text:span text:style-name="T10"> “</text:span><text:span text:style-name="T9">Estado</text:span><text:span text:style-name="T10"> </text:span><text:span text:style-name="T9">del</text:span><text:span text:style-name="T10"> </text:span><text:span text:style-name="T9">Arte”.</text:span></text:p></text:note-body></text:note></text:span></text:span><text:span text:style-name="T15">] </text:span><text:span text:style-name="T1">, del</text:span><text:span text:style-name="T3"> </text:span><text:span text:style-name="T1">cual</text:span><text:span text:style-name="T3"> </text:span><text:span text:style-name="T1">conocemos</text:span><text:span text:style-name="T3"> </text:span><text:span text:style-name="T1">que</text:span><text:span text:style-name="T3"> </text:span><text:span text:style-name="T1">tiene</text:span><text:span text:style-name="T3"> </text:span><text:span text:style-name="T1">cinco parámetros:</text:span><text:span text:style-name="T3"> </text:span><text:span text:style-name="T1">Theis(r,t,Q,T,S). Los</text:span><text:span text:style-name="T3"> </text:span><text:span text:style-name="T1">parámetros</text:span><text:span text:style-name="T3"> </text:span><text:span text:style-name="T1">que</text:span><text:span text:style-name="T3"> </text:span><text:span text:style-name="T1">puede</text:span><text:span text:style-name="T3"> </text:span><text:span text:style-name="T1">recibir</text:span><text:span text:style-name="T3"> </text:span><text:span text:style-name="T1">son:</text:span></text:p>
      <text:p text:style-name="P2"/>
      <text:p text:style-name="P2">r:<text:span text:style-name="T17"> </text:span>distancia<text:span text:style-name="T17"> </text:span>radial<text:span text:style-name="T17"> </text:span>desde<text:span text:style-name="T17"> </text:span>el<text:span text:style-name="T17"> </text:span>pozo<text:span text:style-name="T17"> </text:span>de<text:span text:style-name="T17"> </text:span>observación<text:span text:style-name="T17"> </text:span>y<text:span text:style-name="T17"> </text:span>el<text:span text:style-name="T17"> </text:span>pozo<text:span text:style-name="T17"> </text:span>de<text:span text:style-name="T17"> </text:span>bombeo.</text:p>
      <text:p text:style-name="P2">t:<text:span text:style-name="T17"> </text:span>tiempo<text:span text:style-name="T17"> </text:span>medido<text:span text:style-name="T17"> </text:span>en<text:span text:style-name="T17"> </text:span>días.</text:p>
      <text:p text:style-name="P2">Q:<text:span text:style-name="T17"> </text:span>es<text:span text:style-name="T17"> </text:span>el<text:span text:style-name="T17"> </text:span>caudal<text:span text:style-name="T17"> </text:span>del<text:span text:style-name="T17"> </text:span>pozo<text:span text:style-name="T17"> </text:span>el<text:span text:style-name="T17"> </text:span>cual<text:span text:style-name="T17"> </text:span>se<text:span text:style-name="T17"> </text:span>mide<text:span text:style-name="T17"> </text:span>en<text:span text:style-name="T17"> </text:span>m^3/d,<text:span text:style-name="T17"> </text:span>por<text:span text:style-name="T17"> </text:span>ejemplo<text:span text:style-name="T17"> </text:span>500.</text:p>
      <text:p text:style-name="Standard"><text:span text:style-name="T1">T:</text:span><text:span text:style-name="T3"> </text:span><text:span text:style-name="T1">transmisividad </text:span><text:span text:style-name="T26">[</text:span><text:span text:style-name="Footnote_20_Symbol"><text:span text:style-name="T3"><text:note text:id="ftn6" text:note-class="footnote"><text:note-citation>6</text:note-citation><text:note-body><text:p text:style-name="P18"><text:span text:style-name="T5"><text:s/></text:span><text:span text:style-name="T6">Ver</text:span><text:span text:style-name="T5"> </text:span><text:span text:style-name="T6">el</text:span><text:span text:style-name="T5"> </text:span><text:span text:style-name="T6">capítulo</text:span><text:span text:style-name="T5"> “C</text:span><text:span text:style-name="T6">onceptos</text:span><text:span text:style-name="T5"> </text:span><text:span text:style-name="T6">generales</text:span><text:span text:style-name="T5"> </text:span><text:span text:style-name="T6">sobre</text:span><text:span text:style-name="T5"> </text:span><text:span text:style-name="T6">acuíferos”</text:span><text:span text:style-name="T5"> </text:span><text:span text:style-name="T6">del</text:span><text:span text:style-name="T5"> </text:span><text:span text:style-name="T6">documento</text:span><text:span text:style-name="T5"> </text:span><text:span text:style-name="T6">Estado</text:span><text:span text:style-name="T5"> </text:span><text:span text:style-name="T6">del</text:span><text:span text:style-name="T5"> </text:span><text:span text:style-name="T6">Arte</text:span></text:p></text:note-body></text:note></text:span></text:span><text:span text:style-name="T26">]</text:span><text:span text:style-name="T3"> </text:span><text:span text:style-name="T1">son</text:span><text:span text:style-name="T3"> </text:span><text:span text:style-name="T1">m^2/d,</text:span><text:span text:style-name="T3"> </text:span><text:span text:style-name="T1">por</text:span><text:span text:style-name="T3"> </text:span><text:span text:style-name="T1">ejemplo</text:span><text:span text:style-name="T3"> </text:span><text:span text:style-name="T1">1000.</text:span></text:p>
      <text:p text:style-name="P8"><text:span text:style-name="T14">S: coeficiente de almacenamiento, por ejemplo 0.0001, determina el descenso en todo el </text:span><text:soft-page-break/><text:span text:style-name="T14">dominio.</text:span></text:p>
      <text:p text:style-name="P13"/>
      <text:p text:style-name="P11">[Siguiente virtual evolución, primera entrevista por skype]</text:p>
      <text:p text:style-name="P14">El Lunes 14 de Noviembre, en nuestra primera entrevista por Skype, se introdujeron varios nuevos conceptos.</text:p>
      <text:p text:style-name="P13"/>
      <text:p text:style-name="P20">El método de solución es el problema directo, en el cual se tienen los valores de los parámetros, por ejemplo T y S y a partir de estos se calcula el descenso en todos los puntos del dominio (se obtienen los h).</text:p>
      <text:p text:style-name="P20"/>
      <text:p text:style-name="P22"><text:span text:style-name="T16">Nos enteramos además que el usuario debía poder seleccionar soluciones de entre dos tipos: analíticas y numéricas. Dependiendo de esto, se introducirían determinas condiciones a cumplir en cuanto a parámetros y elementos del dominio para oferecer resultados factibles. </text:span><text:span text:style-name="T32">Las</text:span><text:span text:style-name="T33"> </text:span><text:span text:style-name="T32">características</text:span><text:span text:style-name="T33"> </text:span><text:span text:style-name="T32">de</text:span><text:span text:style-name="T33"> </text:span><text:span text:style-name="T32">las</text:span><text:span text:style-name="T33"> </text:span><text:span text:style-name="T32">diferentes</text:span><text:span text:style-name="T33"> </text:span><text:span text:style-name="T32">soluciones</text:span><text:span text:style-name="T33"> </text:span><text:span text:style-name="T32">analíticas</text:span><text:span text:style-name="T33"> </text:span><text:span text:style-name="T32">y</text:span><text:span text:style-name="T33"> </text:span><text:span text:style-name="T32">numéricas</text:span><text:span text:style-name="T33"> </text:span><text:span text:style-name="T32">son</text:span><text:span text:style-name="T33"> </text:span><text:span text:style-name="T32">las</text:span><text:span text:style-name="T33"> </text:span><text:span text:style-name="T32">siguientes:</text:span></text:p>
      <text:p text:style-name="P5"/>
      <text:p text:style-name="P3">Analíticas</text:p>
      <text:p text:style-name="P3"/>
      <text:list xml:id="list29616907" text:style-name="L3">
        <text:list-item>
          <text:p text:style-name="P37"><text:span text:style-name="T1">No</text:span><text:span text:style-name="T3"> </text:span><text:span text:style-name="T1">todas</text:span><text:span text:style-name="T3"> </text:span><text:span text:style-name="T1">permiten</text:span><text:span text:style-name="T3"> </text:span><text:span text:style-name="T1">o</text:span><text:span text:style-name="T3"> </text:span><text:span text:style-name="T1">soportan</text:span><text:span text:style-name="T3"> </text:span><text:span text:style-name="T1">el</text:span><text:span text:style-name="T3"> </text:span><text:span text:style-name="T1">uso</text:span><text:span text:style-name="T3"> </text:span><text:span text:style-name="T1">de</text:span><text:span text:style-name="T3"> </text:span><text:span text:style-name="T1">barreras </text:span><text:span text:style-name="T26">[</text:span><text:span text:style-name="Footnote_20_Symbol"><text:span text:style-name="T3"><text:note text:id="ftn7" text:note-class="footnote"><text:note-citation>7</text:note-citation><text:note-body><text:p text:style-name="Footnote"><text:s text:c="2"/><text:span text:style-name="T27">Véase</text:span><text:span text:style-name="T28"> </text:span><text:span text:style-name="T27">en</text:span><text:span text:style-name="T28"> </text:span><text:span text:style-name="T27">este</text:span><text:span text:style-name="T28"> </text:span><text:span text:style-name="T27">capítulo</text:span><text:span text:style-name="T28"> </text:span><text:span text:style-name="T27">la</text:span><text:span text:style-name="T28"> </text:span><text:span text:style-name="T27">descripción</text:span><text:span text:style-name="T28"> </text:span><text:span text:style-name="T27">de</text:span><text:span text:style-name="T28"> </text:span><text:span text:style-name="T27">barreras.</text:span></text:p></text:note-body></text:note></text:span></text:span><text:span text:style-name="T26">]</text:span><text:span text:style-name="T1">.</text:span></text:p>
        </text:list-item>
        <text:list-item>
          <text:p text:style-name="P26">Se<text:span text:style-name="T17"> </text:span>les<text:span text:style-name="T17"> </text:span>puede<text:span text:style-name="T17"> </text:span>pedir<text:span text:style-name="T17"> </text:span>el<text:span text:style-name="T17"> </text:span>valor<text:span text:style-name="T17"> </text:span>de<text:span text:style-name="T17"> </text:span>la<text:span text:style-name="T17"> </text:span>variable<text:span text:style-name="T17"> </text:span>para<text:span text:style-name="T17"> </text:span>cualquier<text:span text:style-name="T17"> </text:span>tiempo,<text:span text:style-name="T17"> </text:span>o<text:span text:style-name="T17"> </text:span>sea<text:span text:style-name="T17"> </text:span>que<text:span text:style-name="T17"> </text:span>la<text:span text:style-name="T17"> </text:span>variable<text:span text:style-name="T17"> </text:span>se<text:span text:style-name="T17"> </text:span>obtiene<text:span text:style-name="T17"> </text:span>a<text:span text:style-name="T17"> </text:span>través<text:span text:style-name="T17"> </text:span>de<text:span text:style-name="T17"> </text:span>una<text:span text:style-name="T17"> </text:span>función<text:span text:style-name="T17"> </text:span>(cuya<text:span text:style-name="T17"> </text:span>complejidad<text:span text:style-name="T17"> </text:span>es<text:span text:style-name="T17"> </text:span>relativa).</text:p>
        </text:list-item>
      </text:list>
      <text:list xml:id="list29604314" text:style-name="WW8Num6">
        <text:list-header>
          <text:p text:style-name="P45"/>
        </text:list-header>
      </text:list>
      <text:p text:style-name="P2"><text:span text:style-name="T30">Numéricas</text:span><text:span text:style-name="T31"> </text:span></text:p>
      <text:p text:style-name="P4"/>
      <text:list xml:id="list30383563" text:style-name="L5">
        <text:list-item>
          <text:p text:style-name="P27"><text:span text:style-name="T21">Hay</text:span><text:span text:style-name="T22"> </text:span><text:span text:style-name="T21">que</text:span><text:span text:style-name="T22"> </text:span><text:span text:style-name="T21">definir</text:span><text:span text:style-name="T22"> </text:span><text:span text:style-name="T21">una</text:span><text:span text:style-name="T22"> </text:span><text:span text:style-name="T21">discretización</text:span><text:span text:style-name="T22"> </text:span><text:span text:style-name="T21">espacial,</text:span><text:span text:style-name="T22"> </text:span><text:span text:style-name="T21">es</text:span><text:span text:style-name="T22"> </text:span><text:span text:style-name="T21">decir</text:span><text:span text:style-name="T22"> </text:span><text:span text:style-name="T21">el</text:span><text:span text:style-name="T22"> </text:span><text:span text:style-name="T21">usuario</text:span><text:span text:style-name="T22"> </text:span><text:span text:style-name="T21">decide</text:span><text:span text:style-name="T22"> </text:span><text:span text:style-name="T21">sobre</text:span><text:span text:style-name="T22"> </text:span><text:span text:style-name="T21">cómo</text:span><text:span text:style-name="T22"> </text:span><text:span text:style-name="T21">dividir</text:span><text:span text:style-name="T22"> </text:span><text:span text:style-name="T21">el</text:span><text:span text:style-name="T22"> </text:span><text:span text:style-name="T21">dominio.</text:span></text:p>
        </text:list-item>
        <text:list-item>
          <text:p text:style-name="P27">Hay<text:span text:style-name="T17"> </text:span>que<text:span text:style-name="T17"> </text:span>definir<text:span text:style-name="T17"> </text:span>una<text:span text:style-name="T17"> </text:span>discretización<text:span text:style-name="T17"> </text:span>temporal:<text:span text:style-name="T17"> </text:span>definir<text:span text:style-name="T17"> </text:span>tiempo<text:span text:style-name="T17"> </text:span>inicial<text:span text:style-name="T17"> </text:span>y<text:span text:style-name="T17"> </text:span>final<text:span text:style-name="T17"> </text:span>y<text:span text:style-name="T17"> </text:span>longitud<text:span text:style-name="T17"> </text:span>de<text:span text:style-name="T17"> </text:span>paso<text:span text:style-name="T17"> </text:span>de<text:span text:style-name="T17"> </text:span>tiempo.</text:p>
        </text:list-item>
        <text:list-item>
          <text:p text:style-name="P31">La variable se obtiene de una matriz que se calcula para cada paso de tiempo.</text:p>
        </text:list-item>
      </text:list>
      <text:p text:style-name="P19"/>
      <text:list xml:id="list32577354" text:continue-list="list32586426" text:style-name="L2">
        <text:list-header>
          <text:p text:style-name="P48">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47"/>
      <text:p text:style-name="P47">Otro concepto introducido fue que en el sistema no diferenciáramos los pozos de observación de los de bombeo. A un mismo pozo se le puede asociar el caudal bombeado, así como también observaciones hechas en el mismo.</text:p>
      <text:p text:style-name="P13"/>
      <text:p text:style-name="P13">Identificamos que definir dominio era un requerimiento central del proyecto, ya que por este medio se harán las asociaciones a los pozos, se determinará la existencias de barreras, <text:s/>y su distribución por el dominio. Las gráficas trabajarán en torno a los datos que estén manifiestos en dicho dominio. </text:p>
      <text:p text:style-name="P13"/>
      <text:p text:style-name="P13"/>
      <text:p text:style-name="P13"/>
      <text:p text:style-name="P11"/>
      <text:p text:style-name="P40"/>
      <text:list xml:id="list32590959" text:continue-numbering="true" text:style-name="L2">
        <text:list-header>
          <text:p text:style-name="P48"/>
        </text:list-header>
      </text:list>
      <text:p text:style-name="P40"/>
      <text:p text:style-name="P13"/>
      <text:p text:style-name="P13"/>
      <text:p text:style-name="P11"><text:soft-page-break/></text:p>
      <text:p text:style-name="P11">[Siguiente virtual evolución, con la entrega de la primera documentación, que es aquel documento que contenía un estado del arte más complejo]</text:p>
      <text:p text:style-name="P11"/>
      <text:p text:style-name="P16"><text:span text:style-name="T18">junto con el método solución elegido y sus parámetros asociados,</text:span> <text:span text:style-name="T18">como por ejemplo, los valores para S y T</text:span></text:p>
      <text:p text:style-name="P13"/>
      <text:p text:style-name="P13">Otro comentario que se me acaba de ocurrir: Tiene que ver con los<text:line-break/>parámetros del domio (T, S y barrera), es una sutileza pero puede ser<text:line-break/>importante desde el punto de vista operativo. Hasta ahora habíamos<text:line-break/>identificado estos parámetros como propiedades del terreno y pos eso<text:line-break/>los asociamos al dominio. El tema es que deberían estar asociados a la<text:line-break/>solución ya que distintas soluciones consideraran distintos<text:line-break/>parámetros. Por ejemplo, hay algunas soluciones analíticas que</text:p>
      <text:p text:style-name="P13">consideran otros parámetros ademas de T y S o que no soportan</text:p>
      <text:p text:style-name="P13">barreras.</text:p>
      <text:p text:style-name="P13"/>
      <text:p text:style-name="P13">Se explicó mas sobre las barreras y las condiciones exernas</text:p>
      <text:p text:style-name="P13"/>
      <text:p text:style-name="P13">Se explico sobre como deberian funcionar las graficas.</text:p>
      <text:p text:style-name="P13"/>
      <text:p text:style-name="P13">Se mando lo que que era el calitheis y se mandaron archivos para probar.</text:p>
      <text:p text:style-name="P13"/>
      <text:p text:style-name="P5">Uno<text:span text:style-name="T17"> </text:span>de<text:span text:style-name="T17"> </text:span>los<text:span text:style-name="T17"> </text:span>algoritmos<text:span text:style-name="T17"> </text:span>de<text:span text:style-name="T17"> </text:span>optimización<text:span text:style-name="T17"> </text:span>es<text:span text:style-name="T17"> </text:span>CaliTheis2<text:span text:style-name="T17"> </text:span>(específico<text:span text:style-name="T17"> </text:span>para<text:span text:style-name="T17"> </text:span>la<text:span text:style-name="T17"> </text:span>solución<text:span text:style-name="T17"> </text:span>analítica<text:span text:style-name="T17"> </text:span>de<text:span text:style-name="T17"> </text:span>Theis),<text:span text:style-name="T17"> </text:span>del<text:span text:style-name="T17"> </text:span>cual<text:span text:style-name="T17"> </text:span>conocemos<text:span text:style-name="T17"> </text:span>que<text:span text:style-name="T17"> </text:span>tiene<text:span text:style-name="T17"> </text:span>8<text:span text:style-name="T17"> </text:span>parámetros:<text:span text:style-name="T17"> </text:span></text:p>
      <text:p text:style-name="P5"/>
      <text:p text:style-name="P5">CaliTheis2<text:span text:style-name="T17"> </text:span>(Q,obs,r_obs,t_obs,Tmin,Tmax,Smin,Smax)</text:p>
      <text:p text:style-name="P5"/>
      <text:p text:style-name="P5">Los<text:span text:style-name="T17"> </text:span>parámetros<text:span text:style-name="T17"> </text:span>que<text:span text:style-name="T17"> </text:span>puede<text:span text:style-name="T17"> </text:span>recibir<text:span text:style-name="T17"> </text:span>CaliTheis2<text:span text:style-name="T17"> </text:span>son:</text:p>
      <text:p text:style-name="P5"/>
      <text:p text:style-name="P5">Q:<text:span text:style-name="T17"> </text:span>caudal</text:p>
      <text:p text:style-name="P5"/>
      <text:p text:style-name="P5">obs:<text:span text:style-name="T17"> <text:s text:c="3"/></text:span>conjunto<text:span text:style-name="T17"> </text:span>de<text:span text:style-name="T17"> </text:span>datos<text:span text:style-name="T17"> </text:span>correspondiente<text:span text:style-name="T17"> </text:span>a<text:span text:style-name="T17"> </text:span>las<text:span text:style-name="T17"> </text:span>observaciones<text:span text:style-name="T17"> </text:span>obtenidas,<text:span text:style-name="T17"> </text:span>luego<text:span text:style-name="T17"> </text:span>de<text:span text:style-name="T17"> </text:span></text:p>
      <text:p text:style-name="P50">haber<text:span text:style-name="T17"> </text:span>aplicado<text:span text:style-name="T17"> </text:span>a<text:span text:style-name="T17"> </text:span>cada<text:span text:style-name="T17"> </text:span>uno<text:span text:style-name="T17"> </text:span>de<text:span text:style-name="T17"> </text:span>sus<text:span text:style-name="T17"> </text:span>elementos(observaciones)<text:span text:style-name="T17"> <text:s/></text:span>la<text:span text:style-name="T17"> </text:span>solución<text:span text:style-name="T17"> </text:span>analítica<text:span text:style-name="T17"> </text:span>Theis.</text:p>
      <text:p text:style-name="P5"/>
      <text:p text:style-name="P5">r_obs:<text:span text:style-name="T17"> </text:span>conjunto<text:span text:style-name="T17"> </text:span>de<text:span text:style-name="T17"> </text:span>datos<text:span text:style-name="T17"> </text:span>relacionados<text:span text:style-name="T17"> </text:span>con<text:span text:style-name="T17"> </text:span>obs,<text:span text:style-name="T17"> </text:span>indicando<text:span text:style-name="T17"> </text:span>la<text:span text:style-name="T17"> </text:span>distancia<text:span text:style-name="T17"> </text:span>radial<text:span text:style-name="T17"> </text:span>desde<text:span text:style-name="T17"> <text:s text:c="3"/></text:span></text:p>
      <text:p text:style-name="P5"><text:tab/>un<text:span text:style-name="T17"> </text:span>pozo<text:span text:style-name="T17"> </text:span>de<text:span text:style-name="T17"> </text:span>observación<text:span text:style-name="T17"> </text:span>y<text:span text:style-name="T17"> </text:span>uno<text:span text:style-name="T17"> </text:span>de<text:span text:style-name="T17"> </text:span>bombeo<text:span text:style-name="T17"> </text:span>para<text:span text:style-name="T17"> </text:span>cada<text:span text:style-name="T17"> </text:span>elemento<text:span text:style-name="T17"> </text:span>de<text:span text:style-name="T17"> </text:span>obs.</text:p>
      <text:p text:style-name="P5"/>
      <text:p text:style-name="P5">t_obs:<text:span text:style-name="T17"> </text:span>conjunto<text:span text:style-name="T17"> </text:span>de<text:span text:style-name="T17"> </text:span>datos<text:span text:style-name="T17"> </text:span>relacionados<text:span text:style-name="T17"> </text:span>con<text:span text:style-name="T17"> </text:span>obs,<text:span text:style-name="T17"> </text:span>indicando<text:span text:style-name="T17"> </text:span>el<text:span text:style-name="T17"> </text:span>tiempo<text:span text:style-name="T17"> </text:span>en<text:span text:style-name="T17"> </text:span>días<text:span text:style-name="T17"> </text:span>para<text:span text:style-name="T17"> </text:span></text:p>
      <text:p text:style-name="P5"><text:tab/>cada<text:span text:style-name="T17"> </text:span>elemento<text:span text:style-name="T17"> </text:span>de<text:span text:style-name="T17"> </text:span>obs.</text:p>
      <text:p text:style-name="P5"/>
      <text:p text:style-name="P5">Tmin:<text:span text:style-name="T17"> </text:span>Transitividad<text:span text:style-name="T17"> </text:span>Mínima<text:span text:style-name="T17"> </text:span></text:p>
      <text:p text:style-name="P5"/>
      <text:p text:style-name="P5">Tmax:<text:span text:style-name="T17"> </text:span>Transitividad<text:span text:style-name="T17"> </text:span>Máxima</text:p>
      <text:p text:style-name="P5"/>
      <text:p text:style-name="P5">Smin:<text:span text:style-name="T17"> </text:span>Coeficiente<text:span text:style-name="T17"> </text:span>Mínimo</text:p>
      <text:p text:style-name="P5"/>
      <text:p text:style-name="P5">Smax:<text:span text:style-name="T17"> </text:span>Coeficiente<text:span text:style-name="T17"> </text:span>Máximo</text:p>
      <text:p text:style-name="P5"/>
      <text:p text:style-name="P5">Los<text:span text:style-name="T17"> </text:span>valores<text:span text:style-name="T17"> </text:span>Tmin,Tmax,Smin,Smax<text:span text:style-name="T17"> </text:span>son<text:span text:style-name="T17"> </text:span>aquellos<text:span text:style-name="T17"> </text:span>que<text:span text:style-name="T17"> </text:span>el<text:span text:style-name="T17"> </text:span>usuario<text:span text:style-name="T17"> </text:span>ingresa<text:span text:style-name="T17"> </text:span>para<text:span text:style-name="T17"> </text:span>probar<text:span text:style-name="T17"> </text:span>combinaciones<text:span text:style-name="T17"> </text:span>entre<text:span text:style-name="T17"> </text:span>ellos<text:span text:style-name="T17"> </text:span>para<text:span text:style-name="T17"> </text:span>encontrar<text:span text:style-name="T17"> </text:span>los<text:span text:style-name="T17"> </text:span>valores<text:span text:style-name="T17"> de </text:span>T<text:span text:style-name="T17"> y </text:span>S<text:span text:style-name="T17"> </text:span>más<text:span text:style-name="T17"> </text:span>óptimos.</text:p>
      <text:p text:style-name="P49"/>
      <text:p text:style-name="P49"><text:soft-page-break/></text:p>
      <text:p text:style-name="P19">Los valores podrán ser ingresados por parte del usuario, o ser suministrados a través de un fichero de extensión txt o de una hoja de cálculo de Open Office <text:span text:style-name="T25">[</text:span><text:span text:style-name="Footnote_20_Symbol"><text:note text:id="ftn0" text:note-class="footnote"><text:note-citation>8</text:note-citation><text:note-body><text:p text:style-name="P51"><text:s text:c="2"/>Véase la definición de Open Office en el capítulo "Glosario" o para mayor información consulte la referencia 44 del capítulo “Referencias” en el documento “Glosario, apéndice y bibliografía”</text:p></text:note-body></text:note></text:span><text:span text:style-name="T25">]</text:span> donde los datos vienen divididos en columnas.</text:p>
      <text:p text:style-name="P13"/>
      <text:p text:style-name="P13">NO SE CONOCIAN NIVELES INICIALES. PENSABAMOS QUE HABIA QUE RECORRER SOLO LOS TIEMPOS DE BOMBEO Y GRAFICAR SOLO ESOS TIEMPOS</text:p>
      <text:p text:style-name="P13"/>
      <text:p text:style-name="P13">Se explicò como tenia que ser el calculo de Theis que al principio se pensaba en un calculo puntual, no se sabia de los niveles inciales</text:p>
      <text:p text:style-name="P13"/>
      <text:p text:style-name="P11">[Siguiente virtual evolución, entrega del primer prototipo]</text:p>
      <text:p text:style-name="P11"/>
      <text:p text:style-name="P16">En esta reunión, nuestro cliente nos introduce el requerimiento de poder hacer zoom sobre el dominio, o sea, la posibilidad de acercarse y alejarse en visualización. Es por esto, que tras las limitaciones del framework utilizado para manipular el dominio en el espacio de trabajo, fue que se optó por buscar un nuevo framework [falta el nombre] que permitió incorporar además de esto una mejor dinámica de manipulacion de los elementos del dominio.</text:p>
      <text:p text:style-name="P16"/>
      <text:p text:style-name="P16">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text:p>
      <text:p text:style-name="P16"/>
      <text:p text:style-name="P16"><text:s/>teniendo en cuenta mas de un pozo y barreras</text:p>
      <text:p text:style-name="P16"/>
      <text:p text:style-name="P16">REFORMULAMOS TODO HE INTRODUCIMOS LA selección DE UNA DIS ESPACIAL PARA EL GRAFICA Y EL CALCULO ENTONCES SE VIO QUE LAS GRAFICAS DABAN ALGO. SE CORRIJO EL CALCULO DE THEIS. </text:p>
      <text:p text:style-name="P16"/>
      <text:p text:style-name="P16">SE NOS AGEGRO LO DEL CALCULO DEL CAMPO DE VELOCIDAD, AHI VIMOS QUE RA LO QUE SEUSABA</text:p>
      <text:p text:style-name="P11"/>
      <text:p text:style-name="P16">Se introdujo lo de utilizar una discreticaion espacial y temrpoal. Antes pensabamos en hacer un calculo puntual </text:p>
      <text:p text:style-name="P11"/>
      <text:p text:style-name="P11"/>
      <text:p text:style-name="P11">[Siguiente virtual evolución, entrega de documentación con un formato académico]</text:p>
      <text:p text:style-name="P11"/>
      <text:p text:style-name="P16">Ahi se nos introduce el concepto de porque usar postprocesos y de la creacion de pozos virtuales. Ahi nos quedo mas claro el pporque de hacer eso. No sabiamos que los datos de los bombeos debian ser procesados internamente y trabajar con otros valores</text:p>
      <text:p text:style-name="P11"/>
      <text:p text:style-name="P11">[Siguiente virtual evolución, entrega del segundo prototipo y segunda charla por skype]</text:p>
      <text:p text:style-name="P10"/>
      <text:p text:style-name="P10">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Este cambio implicó la modificación de nuestra aplicación.</text:p>
      <text:p text:style-name="P10"><text:soft-page-break/></text:p>
      <text:p text:style-name="P10">Nos advierte que para la visualización de las gráficas de descensos en todo el dominio nos habíamos quedado con la visión inicial donde estas se viean todas juntas. El prefería que se le mostraran al usuario por separado como se puede ver en el script Matlab.</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1"/>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án </meta:initial-creator>
    <meta:creation-date>2012-02-10T09:41:10</meta:creation-date>
    <dc:date>2012-02-11T12:44:50.03</dc:date>
    <meta:editing-duration>PT16H46M42S</meta:editing-duration>
    <meta:editing-cycles>42</meta:editing-cycles>
    <meta:generator>OpenOffice.org/3.3$Win32 OpenOffice.org_project/330m20$Build-9567</meta:generator>
    <dc:creator>Andrés Pías</dc:creator>
    <meta:document-statistic meta:table-count="0" meta:image-count="0" meta:object-count="0" meta:page-count="7" meta:paragraph-count="109" meta:word-count="2537" meta:character-count="15557"/>
  </office:meta>
</office:document-meta>
</file>